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5f7" officeooo:paragraph-rsid="001b15f7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b15f7" officeooo:paragraph-rsid="001b15f7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officeooo:rsid="001e5b40" officeooo:paragraph-rsid="001e5b40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2051cc" officeooo:paragraph-rsid="002051cc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212733" officeooo:paragraph-rsid="00212733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officeooo:paragraph-rsid="0024a707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051cc" officeooo:paragraph-rsid="002051cc"/>
    </style:style>
    <style:style style:name="P8" style:family="paragraph" style:parent-style-name="Preformatted_20_Text">
      <style:paragraph-properties fo:text-align="start" style:justify-single-word="false"/>
      <style:text-properties fo:font-size="16pt" officeooo:paragraph-rsid="00212733" style:font-size-asian="16pt" style:font-size-complex="16pt"/>
    </style:style>
    <style:style style:name="P9" style:family="paragraph" style:parent-style-name="Preformatted_20_Text">
      <style:paragraph-properties fo:text-align="center" style:justify-single-word="false"/>
      <style:text-properties fo:font-size="16pt" officeooo:paragraph-rsid="00212733" style:font-size-asian="16pt" style:font-size-complex="16pt"/>
    </style:style>
    <style:style style:name="P10" style:family="paragraph" style:parent-style-name="Preformatted_20_Text">
      <style:paragraph-properties fo:margin-top="0cm" fo:margin-bottom="0.499cm" loext:contextual-spacing="false"/>
      <style:text-properties fo:font-size="16pt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officeooo:rsid="002051cc" officeooo:paragraph-rsid="002051cc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officeooo:rsid="00212733" officeooo:paragraph-rsid="00212733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officeooo:rsid="0024a707" officeooo:paragraph-rsid="0024a707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12733" officeooo:paragraph-rsid="00212733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051cc" officeooo:paragraph-rsid="00277c3e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51cc" officeooo:paragraph-rsid="0021273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2051cc" officeooo:paragraph-rsid="00277c3e"/>
    </style:style>
    <style:style style:name="P18" style:family="paragraph" style:parent-style-name="Preformatted_20_Text">
      <style:paragraph-properties fo:text-align="center" style:justify-single-word="false"/>
      <style:text-properties fo:font-size="16pt" style:text-underline-style="none" officeooo:rsid="00212733" officeooo:paragraph-rsid="00212733" style:font-size-asian="16pt" style:font-size-complex="16pt"/>
    </style:style>
    <style:style style:name="T1" style:family="text">
      <style:text-properties officeooo:rsid="001c623c"/>
    </style:style>
    <style:style style:name="T2" style:family="text">
      <style:text-properties officeooo:rsid="002051cc"/>
    </style:style>
    <style:style style:name="T3" style:family="text">
      <style:text-properties fo:font-size="18pt" style:text-underline-style="none" officeooo:rsid="0024a707" style:font-size-asian="18pt" style:font-size-complex="18pt"/>
    </style:style>
    <style:style style:name="T4" style:family="text">
      <style:text-properties fo:font-size="18pt" style:text-underline-style="none" fo:font-weight="normal" officeooo:rsid="00212733" style:font-size-asian="18pt" style:font-weight-asian="normal" style:font-size-complex="18pt" style:font-weight-complex="normal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212733" style:font-size-asian="18pt" style:font-size-complex="18pt"/>
    </style:style>
    <style:style style:name="T8" style:family="text">
      <style:text-properties fo:font-size="18pt" officeooo:rsid="00277c3e" style:font-size-asian="18pt" style:font-size-complex="18pt"/>
    </style:style>
    <style:style style:name="T9" style:family="text">
      <style:text-properties style:text-underline-style="none" fo:font-weight="normal" officeooo:rsid="00212733" style:font-weight-asian="normal" style:font-weight-complex="normal"/>
    </style:style>
    <style:style style:name="T10" style:family="text">
      <style:text-properties officeooo:rsid="00212733"/>
    </style:style>
    <style:style style:name="T11" style:family="text">
      <style:text-properties officeooo:rsid="0024a707"/>
    </style:style>
    <style:style style:name="T12" style:family="text">
      <style:text-properties officeooo:rsid="00276b02"/>
    </style:style>
    <style:style style:name="T13" style:family="text">
      <style:text-properties fo:background-color="#ff3333" loext:char-shading-value="0"/>
    </style:style>
    <style:style style:name="T14" style:family="text">
      <style:text-properties officeooo:rsid="00276b02" fo:background-color="#ff3333" loext:char-shading-value="0"/>
    </style:style>
    <style:style style:name="T15" style:family="text">
      <style:text-properties officeooo:rsid="00276b02" fo:background-color="#ff3333" loext:char-shading-value="0"/>
    </style:style>
    <style:style style:name="T16" style:family="text">
      <style:text-properties fo:background-color="#ff3333" loext:char-shading-value="0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0276b02" fo:background-color="#ffffff" loext:char-shading-value="0"/>
    </style:style>
    <style:style style:name="T19" style:family="text">
      <style:text-properties fo:color="#ff3300" fo:background-color="#ffffff" loext:char-shading-value="0"/>
    </style:style>
    <style:style style:name="T20" style:family="text">
      <style:text-properties fo:color="#ff3300" officeooo:rsid="00276b02" fo:background-color="#ffffff" loext:char-shading-value="0"/>
    </style:style>
    <style:style style:name="T21" style:family="text">
      <style:text-properties officeooo:rsid="00277c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rial <text:span text:style-name="T1">zum Kompilieren</text:span></text:p>
      <text:p text:style-name="P5">0. git pull ausführen</text:p>
      <text:p text:style-name="P3">1. xmc.lib Downloaden Link: <text:a xlink:type="simple" xlink:href="https://www.infineon.com/cms/de/product/microcontroller/32-bit-industrial-microcontroller-based-on-arm-cortex-m/" text:style-name="Internet_20_link" text:visited-style-name="Visited_20_Internet_20_Link">https://www.infineon.com/cms/de/product/microcontroller/32-bit-industrial-microcontroller-based-on-arm-cortex-m/</text:a></text:p>
      <text:p text:style-name="P3">2. Datei Entpacken un<text:span text:style-name="T2">d nach tf/bricklib2 kopieren</text:span></text:p>
      <text:p text:style-name="P3">3. <text:span text:style-name="T2">Datei Umbenennen in xmclib</text:span></text:p>
      <text:p text:style-name="P4">4. bricklib2 Verlinken mit (ln -s ../../../bricklib2/ ) nach:</text:p>
      <text:p text:style-name="P4"><text:tab/>a. brickletboot_xmc/software/src</text:p>
      <text:p text:style-name="P4"><text:tab/>b. bootstrupper_xmc/software/src</text:p>
      <text:p text:style-name="P4">c. distance-us-v2-bricklet/software/src</text:p>
      <text:p text:style-name="P17"><text:span text:style-name="T8">5</text:span><text:span text:style-name="T6">. Nach <text:s/>tf/distance-us-v2-bricklet/software </text:span><text:span text:style-name="T7">gehen und</text:span></text:p>
      <text:p text:style-name="P15"><text:span text:style-name="T10">./generate_makefile</text:span><text:span text:style-name="T9"> eingeben.</text:span></text:p>
      <text:p text:style-name="P4"><text:span text:style-name="T21">6</text:span>. Nach tf/distance-us-v2-bricklet/software/build gehen und</text:p>
      <text:p text:style-name="P7"><text:span text:style-name="T5">make</text:span><text:span text:style-name="T6"> eingeben.</text:span></text:p>
      <text:p text:style-name="P16"><text:span text:style-name="T4"/></text:p>
      <text:p text:style-name="P14">7. Install gtkterm:</text:p>
      <text:p text:style-name="P14"><text:tab/>a. gtkterm -version eingeben <text:span text:style-name="T19">//</text:span><text:span text:style-name="T20">Prüft ob ein PROGRAMMVORHANDEN IST SOWIE DEREN Software Stand</text:span></text:p>
      <text:p text:style-name="P14"><text:tab/>b. sudo apt install … kopieren und ausführen</text:p>
      <text:p text:style-name="P5">8. Install Brick Viewer</text:p>
      <text:p text:style-name="P18"><text:s/>a.wget http://download.tinkerforge.com/tools/brickv/linux/brickv_linux_latest.deb</text:p>
      <text:p text:style-name="P9"><text:span text:style-name="T10">b.</text:span>sudo apt-get install python python-qt4 python-qt4-gl python-opengl python-serial</text:p>
      <text:p text:style-name="P8"><text:span text:style-name="T10">c.</text:span>sudo dpkg -i brickv_linux_latest.deb</text:p>
      <text:p text:style-name="P6"><text:span text:style-name="T3">9. Install </text:span><text:span text:style-name="T6">Brick Daemon</text:span></text:p>
      <text:p text:style-name="P6"><text:span text:style-name="T3"><text:tab/>a.</text:span><text:span text:style-name="T6">wget http://download.tinkerforge.com/tools/brickd/linux/brickd_linux_latest_amd64.deb</text:span></text:p>
      <text:p text:style-name="P10"><text:span text:style-name="T11"><text:tab/>b.</text:span>sudo dpkg -i brickd_linux_latest_amd64.deb</text:p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09:35:36.382245650</meta:creation-date>
    <dc:date>2018-02-06T09:16:56.421825702</dc:date>
    <meta:editing-duration>PT3H12M3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05" meta:character-count="1123" meta:non-whitespace-character-count="1033"/>
  </office:meta>
</office:document-meta>
</file>